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94afd" officeooo:paragraph-rsid="00194afd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</text:p>
      <text:p text:style-name="P1"/>
      <text:p text:style-name="P1">- fix server</text:p>
      <text:p text:style-name="P1">- set up mail server</text:p>
      <text:p text:style-name="P1">- print off targets</text:p>
      <text:p text:style-name="P1">- forage for wheat</text:p>
      <text:p text:style-name="P1">- shoot targets</text:p>
      <text:p text:style-name="P1">- get lydia meds</text:p>
      <text:p text:style-name="P1">- sho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4:25:10.018729843</meta:creation-date>
    <dc:date>2024-05-12T15:40:52.666102173</dc:date>
    <meta:editing-duration>P1DT1H5M1S</meta:editing-duration>
    <meta:editing-cycles>1</meta:editing-cycles>
    <meta:document-statistic meta:table-count="0" meta:image-count="0" meta:object-count="0" meta:page-count="1" meta:paragraph-count="8" meta:word-count="27" meta:character-count="111" meta:non-whitespace-character-count="92"/>
    <meta:generator>LibreOffice/24.2.2.2$Linux_X86_64 LibreOffice_project/420$Build-2</meta:generator>
  </office:meta>
</office:document-meta>
</file>